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25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0.443cm" fo:break-before="auto" style:use-optimal-row-height="true"/>
    </style:style>
    <style:style style:name="ro8" style:family="table-row">
      <style:table-row-properties style:row-height="0.545cm" fo:break-before="auto" style:use-optimal-row-height="false"/>
    </style:style>
    <style:style style:name="ro9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top"/>
    </style:style>
    <style:style style:name="ce10" style:family="table-cell" style:parent-style-name="Default">
      <style:table-cell-properties fo:border-bottom="none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2" style:family="table-cell" style:parent-style-name="Default">
      <style:table-cell-properties fo:border-bottom="none" fo:wrap-option="wrap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ñadir Hotel</text:p>
          </table:table-cell>
          <table:covered-table-cell/>
        </table:table-row>
        <table:table-row table:style-name="ro1">
          <table:covered-table-cell table:style-name="ce15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14"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Habilitar un hotel para el alquiler de sus habitaciones</text:span></text:p>
          </table:table-cell>
          <table:covered-table-cell table:style-name="ce33"/>
        </table:table-row>
        <table:table-row table:style-name="ro3">
          <table:table-cell table:style-name="ce4" office:value-type="string" calcext:value-type="string" table:number-columns-spanned="2" table:number-rows-spanned="1">
            <text:p>Postcondiciones:<text:span text:style-name="T2"> Poder alquilar sus habitaciones</text:span></text:p>
          </table:table-cell>
          <table:covered-table-cell table:style-name="ce33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ingresa el hotel ingresando sus datos correspondientes</text:span></text:p>
          </table:table-cell>
          <table:covered-table-cell table:style-name="ce33"/>
        </table:table-row>
        <table:table-row table:style-name="ro1">
          <table:covered-table-cell table:style-name="ce6"/>
          <table:covered-table-cell table:style-name="ce33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9" office:value-type="string" calcext:value-type="string">
            <text:p>1- Ingresa los datos del hotel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2- Determina su calidad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3- Verifica si todos los datos son correctos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4- Guarda los datos del nuevo hotel</text:p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Excepciones: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/>
        </table:table-row>
        <table:table-row table:style-name="ro4">
          <table:table-cell table:style-name="ce33" office:value-type="string" calcext:value-type="string" table:number-columns-spanned="2" table:number-rows-spanned="1">
            <text:p>1- El usuario cancela la adición en cualquier momento</text:p>
          </table:table-cell>
          <table:covered-table-cell/>
        </table:table-row>
        <table:table-row table:style-name="ro1">
          <table:table-cell table:style-name="ce34" office:value-type="string" calcext:value-type="string" table:number-columns-spanned="2" table:number-rows-spanned="1">
            <text:p>2- Los datos son inválidos</text:p>
          </table:table-cell>
          <table:covered-table-cell table:style-name="Default"/>
        </table:table-row>
      </table:table>
      <table:table table:name="Sheet2" table:style-name="ta1">
        <table:table-column table:style-name="co1" table:default-cell-style-name="ce6"/>
        <table:table-column table:style-name="co1" table:default-cell-style-name="ce33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ñadir Habitación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que se disponga una habitación para ser alquilada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ostcondiciones:<text:span text:style-name="T2"> se habilita una habitación para alquila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cribe una habitación de un hotel existente, ingresando sus datos 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habitación</text:p>
          </table:table-cell>
          <table:table-cell table:style-name="ce22"/>
        </table:table-row>
        <table:table-row table:style-name="ro1">
          <table:table-cell/>
          <table:table-cell table:style-name="ce37" office:value-type="string" calcext:value-type="string">
            <text:p>2- Verifica que los datos son correctos</text:p>
          </table:table-cell>
        </table:table-row>
        <table:table-row table:style-name="ro1">
          <table:table-cell/>
          <table:table-cell table:style-name="ce37" office:value-type="string" calcext:value-type="string">
            <text:p>3- Asigna la habitación al hotel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completan todos los datos</text:p>
          </table:table-cell>
          <table:covered-table-cell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1">
          <table:table-cell table:style-name="ce33" office:value-type="string" calcext:value-type="string" table:number-columns-spanned="2" table:number-rows-spanned="1">
            <text:p>1- El usuario cancela el proceso en cualquier momento</text:p>
          </table:table-cell>
          <table:covered-table-cell table:style-name="ce16"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de la habitación son inválidos</text:p>
          </table:table-cell>
          <table:covered-table-cell/>
        </table:table-row>
      </table:table>
      <table:table table:name="Sheet3" table:style-name="ta1">
        <table:table-column table:style-name="co1" table:default-cell-style-name="ce6"/>
        <table:table-column table:style-name="co1" table:default-cell-style-name="ce33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5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5">
          <table:table-cell table:style-name="ce4" office:value-type="string" calcext:value-type="string" table:number-columns-spanned="2" table:number-rows-spanned="1">
            <text:p>Propósito:<text:span text:style-name="T2"> Habilitar una casa para ser alquilada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ostcondiciones:<text:span text:style-name="T2"> Queda agregada una casa al sistema, disponible para el alquile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agrega una casa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3" office:value-type="string" calcext:value-type="string" table:number-columns-spanned="2" table:number-rows-spanned="1">
            <text:p>1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33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todos los datos</text:p>
          </table:table-cell>
          <table:covered-table-cell table:style-name="ce14"/>
        </table:table-row>
      </table:table>
      <table:table table:name="Sheet4" table:style-name="ta1">
        <table:table-column table:style-name="co1" table:default-cell-style-name="ce6"/>
        <table:table-column table:style-name="co1" table:default-cell-style-name="ce33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 Finde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3">Propósito:</text:span><text:span text:style-name="T4"> Habilitar una casa de finde para ser alquilada</text:span></text:p>
          </table:table-cell>
          <table:covered-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<text:span text:style-name="T3">Postcondiciones:</text:span><text:span text:style-name="T4"> Queda agregada una casa de finde al sistema, disponible para el alquiler durante fines de semana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<text:span text:style-name="T5">Resumen:</text:span><text:span text:style-name="T4"> El administrador agrega una casa de finde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3" office:value-type="string" calcext:value-type="string" table:number-columns-spanned="2" table:number-rows-spanned="1">
            <text:p>1- Los datos son inválidos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1">
          <table:table-cell table:style-name="ce33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todos los datos</text:p>
          </table:table-cell>
          <table:covered-table-cell table:style-name="ce45"/>
        </table:table-row>
      </table:table>
      <table:table table:name="Sheet5" table:style-name="ta1">
        <table:table-column table:style-name="co1" table:default-cell-style-name="ce6"/>
        <table:table-column table:style-name="co1" table:default-cell-style-name="ce33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onsult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Conocer la disponibilidad de una propiedad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ostcondiciones:<text:span text:style-name="T2"> Se conoce la disponibilidad de una propiedad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consulta sobre la disponibilidad de una propiedad para luego realizar acciones que impactan sobre la misma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onsulta los datos de una propiedad</text:p>
          </table:table-cell>
          <table:table-cell table:style-name="ce22"/>
        </table:table-row>
        <table:table-row table:style-name="ro1">
          <table:table-cell/>
          <table:table-cell table:style-name="ce37" office:value-type="string" calcext:value-type="string">
            <text:p>2- Verifica la lista de propiedade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3- Facilita un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encuentra dicha propiedad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indica una propiedad a busca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</table:table>
      <table:table table:name="Sheet6" table:style-name="ta1">
        <table:table-column table:style-name="co1" table:default-cell-style-name="ce6"/>
        <table:table-column table:style-name="co3" table:default-cell-style-name="ce33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lquil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7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7">
          <table:table-cell table:style-name="ce4" office:value-type="string" calcext:value-type="string" table:number-columns-spanned="2" table:number-rows-spanned="1">
            <text:p>Propósito:<text:span text:style-name="T2"> Alquilar una propiedad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ostcondiciones:<text:span text:style-name="T2"> Queda alquilada una propiedad por un tiempo determinado</text:span></text:p>
          </table:table-cell>
          <table:covered-table-cell/>
        </table:table-row>
        <table:table-row table:style-name="ro8">
          <table:table-cell table:style-name="ce5" office:value-type="string" calcext:value-type="string" table:number-columns-spanned="2" table:number-rows-spanned="2">
            <text:p>Resumen:<text:span text:style-name="T2"> El administrador selecciona una propiedad y una fecha en la que se alquilara dicha propiedad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37" office:value-type="string" calcext:value-type="string">
            <text:p>1- Selecciona una propiedad y una fecha</text:p>
          </table:table-cell>
          <table:table-cell/>
        </table:table-row>
        <table:table-row table:style-name="ro1">
          <table:table-cell office:value-type="string" calcext:value-type="string">
            <text:p>2- Ingresa los datos del cliente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El sistema verifica la validez</text:p>
          </table:table-cell>
        </table:table-row>
        <table:table-row table:style-name="ro9">
          <table:table-cell table:style-name="ce20"/>
          <table:table-cell table:style-name="ce13" office:value-type="string" calcext:value-type="string">
            <text:p>4- El sistema crea el alquiler y muestra el comprobante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Los datos son inválidos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33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los datos – vuelve al paso 2</text:p>
          </table:table-cell>
          <table:covered-table-cell table:style-name="ce15"/>
        </table:table-row>
      </table:table>
      <table:table table:name="Sheet7" table:style-name="ta1">
        <table:table-column table:style-name="co1" table:default-cell-style-name="ce4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ancelar Alquiler</text:p>
          </table:table-cell>
          <table:covered-table-cell table:style-name="ce14"/>
        </table:table-row>
        <table:table-row table:style-name="ro1">
          <table:covered-table-cell table:style-name="ce6"/>
          <table:covered-table-cell table:style-name="ce33"/>
        </table:table-row>
        <table:table-row table:style-name="ro5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33"/>
        </table:table-row>
        <table:table-row table:style-name="ro5">
          <table:table-cell office:value-type="string" calcext:value-type="string" table:number-columns-spanned="2" table:number-rows-spanned="1">
            <text:p>Propósito:<text:span text:style-name="T2"> Cancelar un alquiler existente</text:span></text:p>
          </table:table-cell>
          <table:covered-table-cell table:style-name="ce33"/>
        </table:table-row>
        <table:table-row table:style-name="ro3">
          <table:table-cell office:value-type="string" calcext:value-type="string" table:number-columns-spanned="2" table:number-rows-spanned="1">
            <text:p>Precondición:<text:span text:style-name="T2"> Debe existir un alquiler con anterioridad.</text:span></text:p>
          </table:table-cell>
          <table:covered-table-cell table:style-name="ce33"/>
        </table:table-row>
        <table:table-row table:style-name="ro5">
          <table:table-cell office:value-type="string" calcext:value-type="string" table:number-columns-spanned="2" table:number-rows-spanned="1">
            <text:p>Postcondiciones:<text:span text:style-name="T2"> Queda cancelado un alquiler y se libera una propiedad para futuros alquileres</text:span></text:p>
          </table:table-cell>
          <table:covered-table-cell table:style-name="ce33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igna un alquiler a cancelar y se elimina el mismo de la propiedad relacionada.</text:span></text:p>
          </table:table-cell>
          <table:covered-table-cell table:style-name="ce33"/>
        </table:table-row>
        <table:table-row table:style-name="ro1">
          <table:covered-table-cell table:style-name="ce6"/>
          <table:covered-table-cell table:style-name="ce33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Ingresa los datos del alquiler</text:p>
          </table:table-cell>
          <table:table-cell table:style-name="ce22"/>
        </table:table-row>
        <table:table-row table:style-name="ro1">
          <table:table-cell table:style-name="ce6"/>
          <table:table-cell table:style-name="ce37" office:value-type="string" calcext:value-type="string">
            <text:p>2- El sistema verifica que el alquiler existe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3- El alquiler se revoca de l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1- No existe el alquile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1: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El usuario cancela el proceso en cualquier momento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2: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No se encuentra dicho alquiler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3: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No se completan los datos requerido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6:03:26.305000000</meta:creation-date>
    <dc:date>2023-11-11T02:41:28.428000000</dc:date>
    <meta:editing-duration>PT2H4M5S</meta:editing-duration>
    <meta:editing-cycles>43</meta:editing-cycles>
    <meta:generator>LibreOffice/7.5.1.2$Windows_X86_64 LibreOffice_project/fcbaee479e84c6cd81291587d2ee68cba099e129</meta:generator>
    <meta:document-statistic meta:table-count="7" meta:cell-count="120" meta:object-count="0"/>
  </office:meta>
</office:document-meta>
</file>